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in" fo:margin-right="0in" fo:margin-top="0.6252in" fo:margin-bottom="0.1043in" style:contextual-spacing="false" fo:line-height="100%" fo:text-indent="0in" style:auto-text-indent="false"/>
      <style:text-properties fo:color="#333333" loext:opacity="100%" style:font-name="inherit" fo:font-size="48pt" fo:letter-spacing="-0.0102in" fo:font-weight="normal"/>
    </style:style>
    <style:style style:name="P2" style:family="paragraph" style:parent-style-name="Text_20_body">
      <style:paragraph-properties fo:margin-left="0in" fo:margin-right="0in" fo:margin-top="0in" fo:margin-bottom="0.1043in" style:contextual-spacing="false" fo:text-indent="0in" style:auto-text-indent="false"/>
      <style:text-properties fo:color="#333333" loext:opacity="100%" fo:font-weight="normal"/>
    </style:style>
    <style:style style:name="P3" style:family="paragraph" style:parent-style-name="Heading_20_2">
      <style:paragraph-properties fo:line-height="110%"/>
    </style:style>
    <style:style style:name="P4" style:family="paragraph" style:parent-style-name="Heading_20_3">
      <style:paragraph-properties fo:line-height="110%"/>
    </style:style>
    <style:style style:name="P5" style:family="paragraph" style:parent-style-name="Preformatted_20_Text">
      <style:paragraph-properties fo:line-height="143%"/>
    </style:style>
    <style:style style:name="P6" style:family="paragraph" style:parent-style-name="Preformatted_20_Text">
      <style:paragraph-properties fo:margin-top="0in" fo:margin-bottom="0.1965in" style:contextual-spacing="false" fo:line-height="143%"/>
    </style:style>
    <style:style style:name="P7" style:family="paragraph" style:parent-style-name="Text_20_body">
      <style:paragraph-properties fo:margin-left="0in" fo:margin-right="0in" style:line-height-at-least="0.198in" fo:text-indent="0in" style:auto-text-indent="false"/>
    </style:style>
    <style:style style:name="P8"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9" style:family="paragraph" style:parent-style-name="Text_20_body">
      <style:paragraph-properties fo:margin-left="0in" fo:margin-right="0in" fo:margin-top="0in" fo:margin-bottom="0.1043in" style:contextual-spacing="false" fo:line-height="133%"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top="0in" fo:margin-bottom="0in" style:contextual-spacing="false" fo:text-align="center" style:justify-single-word="false"/>
    </style:style>
    <style:style style:name="P12" style:family="paragraph" style:parent-style-name="Text_20_body" style:list-style-name="L1">
      <style:paragraph-properties fo:margin-top="0in" fo:margin-bottom="0.1043in" style:contextual-spacing="false"/>
    </style:style>
    <style:style style:name="P13"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14" style:family="paragraph" style:parent-style-name="Text_20_body">
      <style:paragraph-properties fo:text-align="center" style:justify-single-word="false"/>
    </style:style>
    <style:style style:name="T1" style:family="text">
      <style:text-properties fo:color="#333333" loext:opacity="100%" fo:font-size="13.5pt" fo:font-weight="normal" loext:padding="0in" loext:border="none"/>
    </style:style>
    <style:style style:name="T2" style:family="text">
      <style:text-properties fo:color="#267438" loext:opacity="100%" style:text-line-through-style="none" style:text-line-through-type="none" style:text-underline-style="none" style:text-blinking="false" fo:background-color="transparent" loext:char-shading-value="0"/>
    </style:style>
    <style:style style:name="T3" style:family="text">
      <style:text-properties fo:color="#267438" loext:opacity="100%" style:text-line-through-style="none" style:text-line-through-type="none" fo:font-size="13.5pt" style:text-underline-style="none" fo:font-weight="normal" style:text-blinking="false" fo:background-color="transparent" loext:char-shading-value="0" loext:padding="0in" loext:border="none"/>
    </style:style>
    <style:style style:name="T4" style:family="text">
      <style:text-properties fo:color="#267438"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5" style:family="text">
      <style:text-properties style:font-name="inherit" fo:font-size="18pt" fo:font-weight="bold"/>
    </style:style>
    <style:style style:name="T6" style:family="text">
      <style:text-properties style:font-name="inherit" fo:font-size="21.75pt" fo:font-weight="bold"/>
    </style:style>
    <style:style style:name="T7" style:family="text">
      <style:text-properties fo:color="#000000" loext:opacity="100%"/>
    </style:style>
    <style:style style:name="T8" style:family="text">
      <style:text-properties fo:color="#000000" loext:opacity="100%" fo:font-weight="bold"/>
    </style:style>
    <style:style style:name="T9" style:family="text">
      <style:text-properties fo:color="#000000"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0" style:family="text">
      <style:text-properties fo:color="#000000" loext:opacity="100%" fo:background-color="#fafafa" loext:char-shading-value="0" loext:padding-left="0.1457in" loext:padding-right="0in" loext:padding-top="0in" loext:padding-bottom="0in" loext:border-left="2.24pt solid #267438" loext:border-right="none" loext:border-top="none" loext:border-bottom="none"/>
    </style:style>
    <style:style style:name="T11" style:family="text">
      <style:text-properties fo:color="#63b175"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12" style:family="text">
      <style:text-properties fo:color="#4e935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3" style:family="text">
      <style:text-properties fo:color="#888888"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Generics Interview Questions (+Answers)</text:h>
      <text:p text:style-name="P2">Last modified: May 6, 2021</text:p>
      <text:p text:style-name="P7"><text:span text:style-name="T1">by </text:span><text:a xlink:type="simple" xlink:href="https://www.baeldung.com/author/baeldung/" text:style-name="Internet_20_link" text:visited-style-name="Visited_20_Internet_20_Link"><text:span text:style-name="T3">baeldung</text:span></text:a></text:p>
      <text:h text:style-name="P3" text:outline-level="2"><text:span text:style-name="Strong_20_Emphasis"><text:span text:style-name="T6">1. Introduction</text:span></text:span></text:h>
      <text:section text:style-name="Sect1" text:name="introduction">
        <text:p text:style-name="Text_20_body"/>
      </text:section>
      <text:p text:style-name="P8">In this article, we'll go through some example Java generics interview questions and answers.</text:p>
      <text:p text:style-name="P8">Generics are a core concept in Java, first introduced in Java 5. Because of this, nearly all Java codebases will make use of them, almost guaranteeing that a developer will run into them at some point. This is why it's essential to understand them correctly, and is why they are more than likely to be asked about during an interview process.</text:p>
      <text:h text:style-name="P3" text:outline-level="2"><text:span text:style-name="Strong_20_Emphasis"><text:span text:style-name="T6">2. Questions</text:span></text:span></text:h>
      <text:section text:style-name="Sect1" text:name="questions">
        <text:p text:style-name="Text_20_body"/>
      </text:section>
      <text:h text:style-name="P4" text:outline-level="3"><text:span text:style-name="Strong_20_Emphasis"><text:span text:style-name="T5">Q1. What Is a Generic Type Parameter?</text:span></text:span></text:h>
      <text:section text:style-name="Sect1" text:name="q1-what-is-a-generic-type-parameter">
        <text:p text:style-name="Text_20_body"/>
      </text:section>
      <text:p text:style-name="P9"><text:span text:style-name="Emphasis"><text:span text:style-name="T7">Type </text:span></text:span><text:span text:style-name="T7">is the name of a </text:span><text:span text:style-name="Emphasis"><text:span text:style-name="T7">class</text:span></text:span><text:span text:style-name="T7"> or </text:span><text:span text:style-name="Emphasis"><text:span text:style-name="T7">interface</text:span></text:span><text:span text:style-name="T7">. As implied by the name, </text:span><text:span text:style-name="Strong_20_Emphasis"><text:span text:style-name="T8">a generic type parameter is when a </text:span></text:span><text:span text:style-name="Strong_20_Emphasis"><text:span text:style-name="Emphasis"><text:span text:style-name="T8">type</text:span></text:span></text:span><text:span text:style-name="Strong_20_Emphasis"><text:span text:style-name="T8"> can be used as a parameter in a class, method or interface declaration.</text:span></text:span></text:p>
      <text:p text:style-name="P8">Let's start with a simple example, one without generics, to demonstrate this:</text:p>
      <text:p text:style-name="P5"><text:soft-page-break/><text:span text:style-name="Source_20_Text"><text:span text:style-name="T11">public</text:span></text:span><text:span text:style-name="Source_20_Text"><text:span text:style-name="T9"> </text:span></text:span><text:span text:style-name="Source_20_Text"><text:span text:style-name="T11">interface</text:span></text:span><text:span text:style-name="Source_20_Text"><text:span text:style-name="T9"> </text:span></text:span><text:span text:style-name="Source_20_Text"><text:span text:style-name="T4">Consumer</text:span></text:span><text:span text:style-name="Source_20_Text"><text:span text:style-name="T9"> {</text:span></text:span></text:p>
      <text:p text:style-name="P5"><text:span text:style-name="Source_20_Text"><text:span text:style-name="T10"><text:s text:c="4"/></text:span></text:span><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consume</text:span></text:span><text:span text:style-name="Source_20_Text"><text:span text:style-name="T9">(String parameter)</text:span></text:span></text:p>
      <text:p text:style-name="P6"><text:span text:style-name="Source_20_Text"><text:span text:style-name="T9">}</text:span></text:span></text:p>
      <text:p text:style-name="P9"><text:span text:style-name="T7">In this case, the method parameter type of the </text:span><text:span text:style-name="Emphasis"><text:span text:style-name="T7">consume()</text:span></text:span><text:span text:style-name="T7"> method is </text:span><text:span text:style-name="Emphasis"><text:span text:style-name="T7">String. </text:span></text:span><text:span text:style-name="T7">It is not parameterized and not configurable.</text:span></text:p>
      <text:section text:style-name="Sect1" text:name="baeldung_leaderboard_mid_1">
        <text:p text:style-name="P10"/>
      </text:section>
      <text:p text:style-name="P9"><text:span text:style-name="T7">Now let's replace our </text:span><text:span text:style-name="Emphasis"><text:span text:style-name="T7">String </text:span></text:span><text:span text:style-name="T7">type with a generic type that we will call </text:span><text:span text:style-name="Emphasis"><text:span text:style-name="T7">T. </text:span></text:span><text:span text:style-name="T7">It is named like this by convention:</text:span></text:p>
      <text:p text:style-name="P5"><text:span text:style-name="Source_20_Text"><text:span text:style-name="T11">public</text:span></text:span><text:span text:style-name="Source_20_Text"><text:span text:style-name="T9"> </text:span></text:span><text:span text:style-name="Source_20_Text"><text:span text:style-name="T11">interface</text:span></text:span><text:span text:style-name="Source_20_Text"><text:span text:style-name="T9"> </text:span></text:span><text:span text:style-name="Source_20_Text"><text:span text:style-name="T4">Consumer</text:span></text:span><text:span text:style-name="Source_20_Text"><text:span text:style-name="T9">&lt;</text:span></text:span><text:span text:style-name="Source_20_Text"><text:span text:style-name="T4">T</text:span></text:span><text:span text:style-name="Source_20_Text"><text:span text:style-name="T9">&gt; {</text:span></text:span></text:p>
      <text:p text:style-name="P5"><text:span text:style-name="Source_20_Text"><text:span text:style-name="T10"><text:s text:c="4"/></text:span></text:span><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consume</text:span></text:span><text:span text:style-name="Source_20_Text"><text:span text:style-name="T9">(T parameter)</text:span></text:span></text:p>
      <text:p text:style-name="P6"><text:span text:style-name="Source_20_Text"><text:span text:style-name="T9">}</text:span></text:span></text:p>
      <text:p text:style-name="P9"><text:span text:style-name="T7">When we implement our consumer, we can provide the </text:span><text:span text:style-name="Emphasis"><text:span text:style-name="T7">type </text:span></text:span><text:span text:style-name="T7">that we want it to consume as an argument. This is a generic type parameter:</text:span></text:p>
      <text:p text:style-name="P5"><text:span text:style-name="Source_20_Text"><text:span text:style-name="T11">public</text:span></text:span><text:span text:style-name="Source_20_Text"><text:span text:style-name="T9"> </text:span></text:span><text:span text:style-name="Source_20_Text"><text:span text:style-name="T11">class</text:span></text:span><text:span text:style-name="Source_20_Text"><text:span text:style-name="T9"> </text:span></text:span><text:span text:style-name="Source_20_Text"><text:span text:style-name="T4">IntegerConsumer</text:span></text:span><text:span text:style-name="Source_20_Text"><text:span text:style-name="T9"> </text:span></text:span><text:span text:style-name="Source_20_Text"><text:span text:style-name="T11">implements</text:span></text:span><text:span text:style-name="Source_20_Text"><text:span text:style-name="T9"> </text:span></text:span><text:span text:style-name="Source_20_Text"><text:span text:style-name="T4">Consumer</text:span></text:span><text:span text:style-name="Source_20_Text"><text:span text:style-name="T9">&lt;</text:span></text:span><text:span text:style-name="Source_20_Text"><text:span text:style-name="T4">Integer</text:span></text:span><text:span text:style-name="Source_20_Text"><text:span text:style-name="T9">&gt; {</text:span></text:span></text:p>
      <text:p text:style-name="P5"><text:span text:style-name="Source_20_Text"><text:span text:style-name="T10"><text:s text:c="4"/></text:span></text:span><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consume</text:span></text:span><text:span text:style-name="Source_20_Text"><text:span text:style-name="T9">(Integer parameter)</text:span></text:span></text:p>
      <text:p text:style-name="P6"><text:span text:style-name="Source_20_Text"><text:span text:style-name="T9">}</text:span></text:span></text:p>
      <text:p text:style-name="P9"><text:span text:style-name="T7">In this case, now we can consume integers. We can swap out this </text:span><text:span text:style-name="Emphasis"><text:span text:style-name="T7">type</text:span></text:span><text:span text:style-name="T7"> for whatever we require.</text:span></text:p>
      <text:h text:style-name="P4" text:outline-level="3"><text:span text:style-name="Strong_20_Emphasis"><text:span text:style-name="T5">Q2. What Are Some Advantages of Using Generic Types?</text:span></text:span></text:h>
      <text:section text:style-name="Sect1" text:name="q2-what-are-some-advantages-of-using-generic-types">
        <text:p text:style-name="Text_20_body"/>
      </text:section>
      <text:p text:style-name="P8">One advantage of using generics is avoiding casts and provide type safety. This is particularly useful when working with collections. Let's demonstrate this:</text:p>
      <text:p text:style-name="P5"><text:span text:style-name="Source_20_Text"><text:span text:style-name="T9">List list = </text:span></text:span><text:span text:style-name="Source_20_Text"><text:span text:style-name="T11">new</text:span></text:span><text:span text:style-name="Source_20_Text"><text:span text:style-name="T9"> ArrayList();</text:span></text:span></text:p>
      <text:p text:style-name="P5"><text:span text:style-name="Source_20_Text"><text:span text:style-name="T9">list.add(</text:span></text:span><text:span text:style-name="Source_20_Text"><text:span text:style-name="T12">"foo"</text:span></text:span><text:span text:style-name="Source_20_Text"><text:span text:style-name="T9">);</text:span></text:span></text:p>
      <text:p text:style-name="P5"><text:span text:style-name="Source_20_Text"><text:span text:style-name="T9">Object o = list.get(</text:span></text:span><text:span text:style-name="Source_20_Text"><text:span text:style-name="T12">0</text:span></text:span><text:span text:style-name="Source_20_Text"><text:span text:style-name="T9">);</text:span></text:span></text:p>
      <text:p text:style-name="P6"><text:span text:style-name="Source_20_Text"><text:span text:style-name="T9">String foo = (String) o;</text:span></text:span></text:p>
      <text:p text:style-name="P9"><text:span text:style-name="T7">In our example, the element type in our list is unknown to the compiler. This means that the only thing that can be guaranteed is that it is an object. So when we retrieve our element, an </text:span><text:span text:style-name="Emphasis"><text:span text:style-name="T7">Object </text:span></text:span><text:span text:style-name="T7">is what we get </text:span><text:soft-page-break/><text:span text:style-name="T7">back. As the authors of the code, we know it's a </text:span><text:span text:style-name="Emphasis"><text:span text:style-name="T7">String,</text:span></text:span><text:span text:style-name="T7"> but we have to cast our object to one to fix the problem explicitly. This produces a lot of noise and boilerplate.</text:span></text:p>
      <text:p text:style-name="P9"><text:span text:style-name="T7">Next, if we start to think about the room for manual error, the casting problem gets worse. What if we accidentally had an </text:span><text:span text:style-name="Emphasis"><text:span text:style-name="T7">Integer</text:span></text:span><text:span text:style-name="T7"> in our list?</text:span></text:p>
      <text:p text:style-name="P5"><text:span text:style-name="Source_20_Text"><text:span text:style-name="T9">list.add(</text:span></text:span><text:span text:style-name="Source_20_Text"><text:span text:style-name="T12">1</text:span></text:span><text:span text:style-name="Source_20_Text"><text:span text:style-name="T9">)</text:span></text:span></text:p>
      <text:p text:style-name="P5"><text:span text:style-name="Source_20_Text"><text:span text:style-name="T9">Object o = list.get(</text:span></text:span><text:span text:style-name="Source_20_Text"><text:span text:style-name="T12">0</text:span></text:span><text:span text:style-name="Source_20_Text"><text:span text:style-name="T9">);</text:span></text:span></text:p>
      <text:p text:style-name="P6"><text:span text:style-name="Source_20_Text"><text:span text:style-name="T9">String foo = (String) o;</text:span></text:span></text:p>
      <text:p text:style-name="P9"><text:span text:style-name="T7">In this case, we would get a </text:span><text:a xlink:type="simple" xlink:href="https://docs.oracle.com/en/java/javase/11/docs/api/java.base/java/lang/ClassCastException.html" text:style-name="Internet_20_link" text:visited-style-name="Visited_20_Internet_20_Link"><text:span text:style-name="Emphasis"><text:span text:style-name="T2">ClassCastException</text:span></text:span></text:a><text:span text:style-name="Emphasis"><text:span text:style-name="T7"> </text:span></text:span><text:span text:style-name="T7">at runtime, as an </text:span><text:span text:style-name="Emphasis"><text:span text:style-name="T7">Integer</text:span></text:span><text:span text:style-name="T7"> cannot be cast to </text:span><text:span text:style-name="Emphasis"><text:span text:style-name="T7">String.</text:span></text:span></text:p>
      <text:p text:style-name="P8">Now, let's try repeating ourselves, this time using generics:</text:p>
      <text:p text:style-name="P5"><text:span text:style-name="Source_20_Text"><text:span text:style-name="T9">List&lt;String&gt; list = </text:span></text:span><text:span text:style-name="Source_20_Text"><text:span text:style-name="T11">new</text:span></text:span><text:span text:style-name="Source_20_Text"><text:span text:style-name="T9"> ArrayList&lt;&gt;();</text:span></text:span></text:p>
      <text:p text:style-name="P5"><text:span text:style-name="Source_20_Text"><text:span text:style-name="T9">list.add(</text:span></text:span><text:span text:style-name="Source_20_Text"><text:span text:style-name="T12">"foo"</text:span></text:span><text:span text:style-name="Source_20_Text"><text:span text:style-name="T9">);</text:span></text:span></text:p>
      <text:p text:style-name="P5"><text:span text:style-name="Source_20_Text"><text:span text:style-name="T9">String o = list.get(</text:span></text:span><text:span text:style-name="Source_20_Text"><text:span text:style-name="T12">0</text:span></text:span><text:span text:style-name="Source_20_Text"><text:span text:style-name="T9">); <text:s text:c="3"/></text:span></text:span><text:span text:style-name="Source_20_Text"><text:span text:style-name="T13">// No cast</text:span></text:span></text:p>
      <text:p text:style-name="P6"><text:span text:style-name="Source_20_Text"><text:span text:style-name="T9">Integer foo = list.get(</text:span></text:span><text:span text:style-name="Source_20_Text"><text:span text:style-name="T12">0</text:span></text:span><text:span text:style-name="Source_20_Text"><text:span text:style-name="T9">); </text:span></text:span><text:span text:style-name="Source_20_Text"><text:span text:style-name="T13">// Compilation error</text:span></text:span></text:p>
      <text:p text:style-name="P9"><text:span text:style-name="T7">As we can see, </text:span><text:span text:style-name="Strong_20_Emphasis"><text:span text:style-name="T8">by using generics we have a compile type check which prevents </text:span></text:span><text:span text:style-name="Strong_20_Emphasis"><text:span text:style-name="Emphasis"><text:span text:style-name="T8">ClassCastExceptions</text:span></text:span></text:span><text:span text:style-name="Strong_20_Emphasis"><text:span text:style-name="T8"> and removes the need for casting.</text:span></text:span></text:p>
      <text:p text:style-name="P9"><text:span text:style-name="Strong_20_Emphasis"><text:span text:style-name="T8">The other advantage is to avoid code duplication</text:span></text:span><text:span text:style-name="T7">. Without generics, we have to copy and paste the same code but for different types. With generics, we do not have to do this. We can even implement algorithms that apply to generic types.</text:span></text:p>
      <text:section text:style-name="Sect1" text:name="baeldung_leaderboard_mid_3">
        <text:section text:style-name="Sect1" text:name="google_ads_iframe_/15184186,7114245/baeldung_leaderboard_mid_3_0__container__">
          <text:p text:style-name="P11"/>
        </text:section>
      </text:section>
      <text:h text:style-name="P4" text:outline-level="3"><text:span text:style-name="Strong_20_Emphasis"><text:span text:style-name="T5">Q3. What Is Type Erasure?</text:span></text:span></text:h>
      <text:p text:style-name="P9"><text:span text:style-name="T7">It's important to realize that generic type information is only available to the compiler, not the JVM. In other words</text:span><text:span text:style-name="Strong_20_Emphasis"><text:span text:style-name="T8">, type erasure means that generic type information is not available to the JVM at runtime, only compile time</text:span></text:span><text:span text:style-name="T7">.</text:span></text:p>
      <text:p text:style-name="P8">The reasoning behind major implementation choice is simple – preserving backward compatibility with older versions of Java. When a generic code is compiled into bytecode, it will be as if the generic type never existed. This means that the compilation will:</text:p>
      <text:list xml:id="list894413090" text:style-name="L1">
        <text:list-item>
          <text:p text:style-name="P12">Replace generic types with objects</text:p>
        </text:list-item>
        <text:list-item>
          <text:p text:style-name="P12">Replace bounded types (More on these in a later question) with the first bound class</text:p>
        </text:list-item>
        <text:list-item>
          <text:p text:style-name="P12">Insert the equivalent of casts when retrieving generic objects.</text:p>
        </text:list-item>
      </text:list>
      <text:p text:style-name="P8">It's important to understand type erasure. Otherwise, a developer might get confused and think they'd <text:soft-page-break/>be able to get the type at runtime:</text:p>
      <text:p text:style-name="P5"><text:span text:style-name="Source_20_Text"><text:span text:style-name="T11">public</text:span></text:span><text:span text:style-name="Source_20_Text"><text:span text:style-name="T9"> </text:span></text:span><text:span text:style-name="Source_20_Text"><text:span text:style-name="T4">foo</text:span></text:span><text:span text:style-name="Source_20_Text"><text:span text:style-name="T9">(Consumer&lt;T&gt; consumer) {</text:span></text:span></text:p>
      <text:p text:style-name="P5"><text:span text:style-name="Source_20_Text"><text:span text:style-name="T10"><text:s text:c="3"/></text:span></text:span><text:span text:style-name="Source_20_Text"><text:span text:style-name="T9">Type type = consumer.getGenericTypeParameter()</text:span></text:span></text:p>
      <text:p text:style-name="P6"><text:span text:style-name="Source_20_Text"><text:span text:style-name="T9">}</text:span></text:span></text:p>
      <text:p text:style-name="P9"><text:span text:style-name="T7">The above example is a pseudo code equivalent of what things might look like without type erasure, but unfortunately, it is impossible. Once again, </text:span><text:span text:style-name="Strong_20_Emphasis"><text:span text:style-name="T8">the generic type information is not available at runtime.</text:span></text:span></text:p>
      <text:h text:style-name="P4" text:outline-level="3"><text:span text:style-name="Strong_20_Emphasis"><text:span text:style-name="T5">Q4. If a Generic Type Is Omitted When Instantiating an Object, Will the Code Still Compile?</text:span></text:span></text:h>
      <text:section text:style-name="Sect1" text:name="q4-if-a-generic-type-is-omitted-when-instantiating-an-object-will-the-code-still-compile">
        <text:p text:style-name="Text_20_body"/>
      </text:section>
      <text:p text:style-name="P8">As generics did not exist before Java 5, it is possible not to use them at all. For example, generics were retrofitted to most of the standard Java classes such as collections. If we look at our list from question one, then we will see that we already have an example of omitting the generic type:</text:p>
      <text:p text:style-name="P6"><text:span text:style-name="Source_20_Text"><text:span text:style-name="T9">List list = </text:span></text:span><text:span text:style-name="Source_20_Text"><text:span text:style-name="T11">new</text:span></text:span><text:span text:style-name="Source_20_Text"><text:span text:style-name="T9"> ArrayList();</text:span></text:span></text:p>
      <text:p text:style-name="P8">Despite being able to compile, it's still likely that there will be a warning from the compiler. This is because we are losing the extra compile-time check that we get from using generics.</text:p>
      <text:p text:style-name="P9"><text:span text:style-name="T7">The point to remember is that </text:span><text:span text:style-name="Strong_20_Emphasis"><text:span text:style-name="T8">while backward compatibility and type erasure make it possible to omit generic types, it is bad practice.</text:span></text:span></text:p>
      <text:h text:style-name="P4" text:outline-level="3"><text:span text:style-name="Strong_20_Emphasis"><text:span text:style-name="T5">Q5. How Does a Generic Method Differ from a Generic Type?</text:span></text:span></text:h>
      <text:section text:style-name="Sect1" text:name="q5-how-does-a-generic-method-differ-from-a-generic-type">
        <text:p text:style-name="Text_20_body"/>
      </text:section>
      <text:p text:style-name="P9"><text:span text:style-name="Strong_20_Emphasis"><text:span text:style-name="T8">A generic method is where a type parameter is introduced to a method,</text:span></text:span><text:span text:style-name="T7"> </text:span><text:span text:style-name="Strong_20_Emphasis"><text:span text:style-name="T8">living within the scope of that method. </text:span></text:span><text:span text:style-name="T7">Let's try this with an example:</text:span></text:p>
      <text:section text:style-name="Sect1" text:name="baeldung_incontent_1">
        <text:p text:style-name="P10"/>
        <text:section text:style-name="Sect1" text:name="google_ads_iframe_/15184186,7114245/baeldung_incontent_1_0__container__">
          <text:p text:style-name="P10"/>
        </text:section>
      </text:section>
      <text:p text:style-name="P5"><text:soft-page-break/><text:span text:style-name="Source_20_Text"><text:span text:style-name="T11">public</text:span></text:span><text:span text:style-name="Source_20_Text"><text:span text:style-name="T9"> </text:span></text:span><text:span text:style-name="Source_20_Text"><text:span text:style-name="T11">static</text:span></text:span><text:span text:style-name="Source_20_Text"><text:span text:style-name="T9"> &lt;T&gt; T </text:span></text:span><text:span text:style-name="Source_20_Text"><text:span text:style-name="T4">returnType</text:span></text:span><text:span text:style-name="Source_20_Text"><text:span text:style-name="T9">(T argument) { </text:span></text:span></text:p>
      <text:p text:style-name="P5"><text:span text:style-name="Source_20_Text"><text:span text:style-name="T10"><text:s text:c="4"/></text:span></text:span><text:span text:style-name="Source_20_Text"><text:span text:style-name="T11">return</text:span></text:span><text:span text:style-name="Source_20_Text"><text:span text:style-name="T9"> argument; </text:span></text:span></text:p>
      <text:p text:style-name="P6"><text:span text:style-name="Source_20_Text"><text:span text:style-name="T9">}</text:span></text:span></text:p>
      <text:p text:style-name="P8">We've used a static method but could have also used a non-static one if we wished. By leveraging type inference (covered in the next question), we can invoke this like any ordinary method, without having to specify any type arguments when we do so.</text:p>
      <text:h text:style-name="P4" text:outline-level="3"><text:span text:style-name="Strong_20_Emphasis"><text:span text:style-name="T5">Q6. What Is Type Inference?</text:span></text:span></text:h>
      <text:section text:style-name="Sect1" text:name="q6-what-is-type-inference">
        <text:p text:style-name="Text_20_body"/>
      </text:section>
      <text:p text:style-name="P9"><text:span text:style-name="T7">Type inference is when the compiler can look at the type of a method argument to infer a generic type. For example, if we passed in </text:span><text:span text:style-name="Emphasis"><text:span text:style-name="T7">T </text:span></text:span><text:span text:style-name="T7">to a method which returns </text:span><text:span text:style-name="Emphasis"><text:span text:style-name="T7">T, </text:span></text:span><text:span text:style-name="T7">then the compiler can figure out the return type. Let's try this out by invoking our generic method from the previous question:</text:span></text:p>
      <text:p text:style-name="P5"><text:span text:style-name="Source_20_Text"><text:span text:style-name="T9">Integer inferredInteger = returnType(</text:span></text:span><text:span text:style-name="Source_20_Text"><text:span text:style-name="T12">1</text:span></text:span><text:span text:style-name="Source_20_Text"><text:span text:style-name="T9">);</text:span></text:span></text:p>
      <text:p text:style-name="P6"><text:span text:style-name="Source_20_Text"><text:span text:style-name="T9">String inferredString = returnType(</text:span></text:span><text:span text:style-name="Source_20_Text"><text:span text:style-name="T12">"String"</text:span></text:span><text:span text:style-name="Source_20_Text"><text:span text:style-name="T9">);</text:span></text:span></text:p>
      <text:p text:style-name="P8">As we can see, there's no need for a cast, and no need to pass in any generic type argument. The argument type only infers the return type.</text:p>
      <text:h text:style-name="P4" text:outline-level="3"><text:span text:style-name="Strong_20_Emphasis"><text:span text:style-name="T5">Q7. What Is a Bounded Type Parameter?</text:span></text:span></text:h>
      <text:section text:style-name="Sect1" text:name="q7-what-is-a-bounded-type-parameter">
        <text:p text:style-name="Text_20_body"/>
      </text:section>
      <text:p text:style-name="P8">So far all our questions have covered generic types arguments which are unbounded. This means that our generic type arguments could be any type that we want.</text:p>
      <text:p text:style-name="P9"><text:span text:style-name="Strong_20_Emphasis"><text:span text:style-name="T8">When we use bounded parameters, we are restricting the types that can be used as generic type arguments.</text:span></text:span></text:p>
      <text:p text:style-name="P8">As an example, let's say we want to force our generic type always to be a subclass of animal:</text:p>
      <text:p text:style-name="P5"><text:span text:style-name="Source_20_Text"><text:span text:style-name="T11">public</text:span></text:span><text:span text:style-name="Source_20_Text"><text:span text:style-name="T9"> </text:span></text:span><text:span text:style-name="Source_20_Text"><text:span text:style-name="T11">abstract</text:span></text:span><text:span text:style-name="Source_20_Text"><text:span text:style-name="T9"> </text:span></text:span><text:span text:style-name="Source_20_Text"><text:span text:style-name="T11">class</text:span></text:span><text:span text:style-name="Source_20_Text"><text:span text:style-name="T9"> </text:span></text:span><text:span text:style-name="Source_20_Text"><text:span text:style-name="T4">Cage</text:span></text:span><text:span text:style-name="Source_20_Text"><text:span text:style-name="T9">&lt;</text:span></text:span><text:span text:style-name="Source_20_Text"><text:span text:style-name="T4">T</text:span></text:span><text:span text:style-name="Source_20_Text"><text:span text:style-name="T9"> </text:span></text:span><text:span text:style-name="Source_20_Text"><text:span text:style-name="T11">extends</text:span></text:span><text:span text:style-name="Source_20_Text"><text:span text:style-name="T9"> </text:span></text:span><text:span text:style-name="Source_20_Text"><text:span text:style-name="T4">Animal</text:span></text:span><text:span text:style-name="Source_20_Text"><text:span text:style-name="T9">&gt; {</text:span></text:span></text:p>
      <text:p text:style-name="P5"><text:span text:style-name="Source_20_Text"><text:span text:style-name="T10"><text:s text:c="4"/></text:span></text:span><text:span text:style-name="Source_20_Text"><text:span text:style-name="T11">abstract</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addAnimal</text:span></text:span><text:span text:style-name="Source_20_Text"><text:span text:style-name="T9">(T animal)</text:span></text:span></text:p>
      <text:p text:style-name="P6"><text:span text:style-name="Source_20_Text"><text:span text:style-name="T9">}</text:span></text:span></text:p>
      <text:p text:style-name="P9"><text:span text:style-name="T7">By using extends</text:span><text:span text:style-name="Emphasis"><text:span text:style-name="T7">, </text:span></text:span><text:span text:style-name="T7">we are forcing </text:span><text:span text:style-name="Emphasis"><text:span text:style-name="T7">T </text:span></text:span><text:span text:style-name="T7">to be a subclass of animal</text:span><text:span text:style-name="Emphasis"><text:span text:style-name="T7">. </text:span></text:span><text:span text:style-name="T7">We could then have a cage of cats:</text:span></text:p>
      <text:p text:style-name="P6"><text:span text:style-name="Source_20_Text"><text:span text:style-name="T9">Cage&lt;Cat&gt; catCage;</text:span></text:span></text:p>
      <text:p text:style-name="P8"><text:soft-page-break/>But we could not have a cage of objects, as an object is not a subclass of an animal:</text:p>
      <text:p text:style-name="P6"><text:span text:style-name="Source_20_Text"><text:span text:style-name="T9">Cage&lt;Object&gt; objectCage; </text:span></text:span><text:span text:style-name="Source_20_Text"><text:span text:style-name="T13">// Compilation error</text:span></text:span></text:p>
      <text:p text:style-name="P8">One advantage of this is that all the methods of animal are available to the compiler. We know our type extends it, so we could write a generic algorithm which operates on any animal. This means we don't have to reproduce our method for different animal subclasses:</text:p>
      <text:p text:style-name="P5"><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firstAnimalJump</text:span></text:span><text:span text:style-name="Source_20_Text"><text:span text:style-name="T9">() {</text:span></text:span></text:p>
      <text:p text:style-name="P5"><text:span text:style-name="Source_20_Text"><text:span text:style-name="T10"><text:s text:c="4"/></text:span></text:span><text:span text:style-name="Source_20_Text"><text:span text:style-name="T9">T animal = animals.get(</text:span></text:span><text:span text:style-name="Source_20_Text"><text:span text:style-name="T12">0</text:span></text:span><text:span text:style-name="Source_20_Text"><text:span text:style-name="T9">);</text:span></text:span></text:p>
      <text:p text:style-name="P5"><text:span text:style-name="Source_20_Text"><text:span text:style-name="T10"><text:s text:c="4"/></text:span></text:span><text:span text:style-name="Source_20_Text"><text:span text:style-name="T9">animal.jump();</text:span></text:span></text:p>
      <text:p text:style-name="P6"><text:span text:style-name="Source_20_Text"><text:span text:style-name="T9">}</text:span></text:span></text:p>
      <text:h text:style-name="P4" text:outline-level="3"><text:span text:style-name="Strong_20_Emphasis"><text:span text:style-name="T5">Q8. Is It Possible to Declared a Multiple Bounded Type Parameter?</text:span></text:span></text:h>
      <text:section text:style-name="Sect1" text:name="q8-is-it-possible-to-declared-a-multiple-bounded-type-parameter">
        <text:p text:style-name="Text_20_body"/>
      </text:section>
      <text:p text:style-name="P8">Declaring multiple bounds for our generic types is possible. In our previous example, we specified a single bound, but we could also specify more if we wish:</text:p>
      <text:p text:style-name="P6"><text:span text:style-name="Source_20_Text"><text:span text:style-name="T11">public</text:span></text:span><text:span text:style-name="Source_20_Text"><text:span text:style-name="T9"> </text:span></text:span><text:span text:style-name="Source_20_Text"><text:span text:style-name="T11">abstract</text:span></text:span><text:span text:style-name="Source_20_Text"><text:span text:style-name="T9"> </text:span></text:span><text:span text:style-name="Source_20_Text"><text:span text:style-name="T11">class</text:span></text:span><text:span text:style-name="Source_20_Text"><text:span text:style-name="T9"> </text:span></text:span><text:span text:style-name="Source_20_Text"><text:span text:style-name="T4">Cage</text:span></text:span><text:span text:style-name="Source_20_Text"><text:span text:style-name="T9">&lt;</text:span></text:span><text:span text:style-name="Source_20_Text"><text:span text:style-name="T4">T</text:span></text:span><text:span text:style-name="Source_20_Text"><text:span text:style-name="T9"> </text:span></text:span><text:span text:style-name="Source_20_Text"><text:span text:style-name="T11">extends</text:span></text:span><text:span text:style-name="Source_20_Text"><text:span text:style-name="T9"> </text:span></text:span><text:span text:style-name="Source_20_Text"><text:span text:style-name="T4">Animal</text:span></text:span><text:span text:style-name="Source_20_Text"><text:span text:style-name="T9"> &amp; </text:span></text:span><text:span text:style-name="Source_20_Text"><text:span text:style-name="T4">Comparable</text:span></text:span><text:span text:style-name="Source_20_Text"><text:span text:style-name="T9">&gt;</text:span></text:span></text:p>
      <text:p text:style-name="P9"><text:span text:style-name="T7">In our example, the animal is a class and comparable is an interface. Now, our type must respect both of these upper bounds. If our type were a subclass of animal but did not implement comparable, then the code would not compile. </text:span><text:span text:style-name="Strong_20_Emphasis"><text:span text:style-name="T8">It's also worth remembering that if one of the upper bounds is a class, it must be the first argument.</text:span></text:span></text:p>
      <text:h text:style-name="P4" text:outline-level="3"><text:span text:style-name="Strong_20_Emphasis"><text:span text:style-name="T5">Q9. What Is a Wildcard Type?</text:span></text:span></text:h>
      <text:section text:style-name="Sect1" text:name="q9-what-is-a-wildcard-type">
        <text:p text:style-name="Text_20_body"/>
      </text:section>
      <text:p text:style-name="P9"><text:span text:style-name="Strong_20_Emphasis"><text:span text:style-name="T8">A wildcard type represents an unknown </text:span></text:span><text:span text:style-name="Strong_20_Emphasis"><text:span text:style-name="Emphasis"><text:span text:style-name="T8">type</text:span></text:span></text:span><text:span text:style-name="T7">. It's detonated with a question mark as follows:</text:span></text:p>
      <text:p text:style-name="P6"><text:span text:style-name="Source_20_Text"><text:span text:style-name="T11">public</text:span></text:span><text:span text:style-name="Source_20_Text"><text:span text:style-name="T9"> </text:span></text:span><text:span text:style-name="Source_20_Text"><text:span text:style-name="T11">stat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consumeListOfWildcardType</text:span></text:span><text:span text:style-name="Source_20_Text"><text:span text:style-name="T9">(List&lt;?&gt; list)</text:span></text:span></text:p>
      <text:p text:style-name="P9"><text:span text:style-name="T7">Here, we are specifying a list which could be of any </text:span><text:span text:style-name="Emphasis"><text:span text:style-name="T7">type</text:span></text:span><text:span text:style-name="T7">. We could pass a list of anything into this method.</text:span></text:p>
      <text:h text:style-name="P4" text:outline-level="3"><text:soft-page-break/><text:span text:style-name="Strong_20_Emphasis"><text:span text:style-name="T5">Q10. What Is an Upper Bounded Wildcard?</text:span></text:span></text:h>
      <text:section text:style-name="Sect1" text:name="q10-what-is-an-upper-bounded-wildcard">
        <text:p text:style-name="Text_20_body"/>
      </text:section>
      <text:p text:style-name="P9"><text:span text:style-name="Strong_20_Emphasis"><text:span text:style-name="T8">An upper bounded wildcard is when a wildcard type inherits from a concrete type</text:span></text:span><text:span text:style-name="T7">. This is particularly useful when working with collections and inheritance.</text:span></text:p>
      <text:p text:style-name="P8">Let's try demonstrating this with a farm class which will store animals, first without the wildcard type:</text:p>
      <text:p text:style-name="P5"><text:span text:style-name="Source_20_Text"><text:span text:style-name="T11">public</text:span></text:span><text:span text:style-name="Source_20_Text"><text:span text:style-name="T9"> </text:span></text:span><text:span text:style-name="Source_20_Text"><text:span text:style-name="T11">class</text:span></text:span><text:span text:style-name="Source_20_Text"><text:span text:style-name="T9"> </text:span></text:span><text:span text:style-name="Source_20_Text"><text:span text:style-name="T4">Farm</text:span></text:span><text:span text:style-name="Source_20_Text"><text:span text:style-name="T9"> {</text:span></text:span></text:p>
      <text:p text:style-name="P5"><text:span text:style-name="Source_20_Text"><text:span text:style-name="T10"><text:s text:c="2"/></text:span></text:span><text:span text:style-name="Source_20_Text"><text:span text:style-name="T11">private</text:span></text:span><text:span text:style-name="Source_20_Text"><text:span text:style-name="T9"> List&lt;Animal&gt; animals;</text:span></text:span></text:p>
      <text:p text:style-name="P5"/>
      <text:p text:style-name="P5"><text:span text:style-name="Source_20_Text"><text:span text:style-name="T10"><text:s text:c="2"/></text:span></text:span><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addAnimals</text:span></text:span><text:span text:style-name="Source_20_Text"><text:span text:style-name="T9">(Collection&lt;Animal&gt; newAnimals) {</text:span></text:span></text:p>
      <text:p text:style-name="P5"><text:span text:style-name="Source_20_Text"><text:span text:style-name="T10"><text:s text:c="4"/></text:span></text:span><text:span text:style-name="Source_20_Text"><text:span text:style-name="T9">animals.addAll(newAnimals);</text:span></text:span></text:p>
      <text:p text:style-name="P5"><text:span text:style-name="Source_20_Text"><text:span text:style-name="T10"><text:s text:c="2"/></text:span></text:span><text:span text:style-name="Source_20_Text"><text:span text:style-name="T9">}</text:span></text:span></text:p>
      <text:p text:style-name="P6"><text:span text:style-name="Source_20_Text"><text:span text:style-name="T9">}</text:span></text:span></text:p>
      <text:p text:style-name="P9"><text:span text:style-name="T7">If we had multiple subclasses of animal</text:span><text:span text:style-name="Emphasis"><text:span text:style-name="T7">, </text:span></text:span><text:span text:style-name="T7">such as cat and dog</text:span><text:span text:style-name="Emphasis"><text:span text:style-name="T7">, </text:span></text:span><text:span text:style-name="T7">we might make the incorrect assumption that we can add them all to our farm:</text:span></text:p>
      <text:section text:style-name="Sect1" text:name="baeldung_incontent_3">
        <text:p text:style-name="P10"/>
        <text:section text:style-name="Sect1" text:name="google_ads_iframe_/15184186,7114245/baeldung_incontent_3_0__container__">
          <text:p text:style-name="P10"/>
        </text:section>
      </text:section>
      <text:p text:style-name="P5"><text:span text:style-name="Source_20_Text"><text:span text:style-name="T9">farm.addAnimals(cats); </text:span></text:span><text:span text:style-name="Source_20_Text"><text:span text:style-name="T13">// Compilation error</text:span></text:span></text:p>
      <text:p text:style-name="P6"><text:span text:style-name="Source_20_Text"><text:span text:style-name="T9">farm.addAnimals(dogs); </text:span></text:span><text:span text:style-name="Source_20_Text"><text:span text:style-name="T13">// Compilation error</text:span></text:span></text:p>
      <text:p text:style-name="P9"><text:span text:style-name="T7">This is because the compiler expects a collection of the concrete type animal</text:span><text:span text:style-name="Emphasis"><text:span text:style-name="T7">, </text:span></text:span><text:span text:style-name="T7">not one it subclasses.</text:span></text:p>
      <text:p text:style-name="P8">Now, let's introduce an upper bounded wildcard to our add animals method:</text:p>
      <text:p text:style-name="P6"><text:span text:style-name="Source_20_Text"><text:span text:style-name="T11">publ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addAnimals</text:span></text:span><text:span text:style-name="Source_20_Text"><text:span text:style-name="T9">(Collection&lt;? extends Animal&gt; newAnimals)</text:span></text:span></text:p>
      <text:p text:style-name="P8">Now if we try again, our code will compile. This is because we are now telling the compiler to accept a collection of any subtype of animal.</text:p>
      <text:h text:style-name="P4" text:outline-level="3"><text:span text:style-name="Strong_20_Emphasis"><text:span text:style-name="T5">Q11. What Is an Unbounded Wildcard?</text:span></text:span></text:h>
      <text:section text:style-name="Sect1" text:name="q11-what-is-an-unbounded-wildcard">
        <text:p text:style-name="Text_20_body"/>
      </text:section>
      <text:p text:style-name="P9"><text:span text:style-name="Strong_20_Emphasis"><text:span text:style-name="T8">An unbounded wildcard is a wildcard with no upper or lower bound, that can represent any type.</text:span></text:span></text:p>
      <text:p text:style-name="P8"><text:soft-page-break/>It's also important to know that the wildcard type is not synonymous to object. This is because a wildcard can be any type whereas an object type is specifically an object (and cannot be a subclass of an object). Let's demonstrate this with an example:</text:p>
      <text:p text:style-name="P5"><text:span text:style-name="Source_20_Text"><text:span text:style-name="T9">List&lt;?&gt; wildcardList = </text:span></text:span><text:span text:style-name="Source_20_Text"><text:span text:style-name="T11">new</text:span></text:span><text:span text:style-name="Source_20_Text"><text:span text:style-name="T9"> ArrayList&lt;String&gt;(); </text:span></text:span></text:p>
      <text:p text:style-name="P6"><text:span text:style-name="Source_20_Text"><text:span text:style-name="T9">List&lt;Object&gt; objectList = </text:span></text:span><text:span text:style-name="Source_20_Text"><text:span text:style-name="T11">new</text:span></text:span><text:span text:style-name="Source_20_Text"><text:span text:style-name="T9"> ArrayList&lt;String&gt;(); </text:span></text:span><text:span text:style-name="Source_20_Text"><text:span text:style-name="T13">// Compilation error</text:span></text:span></text:p>
      <text:p text:style-name="P8">Again, the reason the second line does not compile is that a list of objects is required, not a list of strings. The first line compiles because a list of any unknown type is acceptable.</text:p>
      <text:h text:style-name="P4" text:outline-level="3"><text:span text:style-name="Strong_20_Emphasis"><text:span text:style-name="T5">Q12. What Is a Lower Bounded Wildcard?</text:span></text:span></text:h>
      <text:section text:style-name="Sect1" text:name="q12-what-is-a-lower-bounded-wildcard">
        <text:p text:style-name="Text_20_body"/>
      </text:section>
      <text:p text:style-name="P9"><text:span text:style-name="T7">A lower bounded wildcard is when instead of providing an upper bound, we provide a lower bound by using the </text:span><text:span text:style-name="Emphasis"><text:span text:style-name="T7">super</text:span></text:span><text:span text:style-name="T7"> keyword. In other words, </text:span><text:span text:style-name="Strong_20_Emphasis"><text:span text:style-name="T8">a lower bounded wildcard means we are forcing the type to be a superclass of our bounded type</text:span></text:span><text:span text:style-name="T7">. Let's try this with an example:</text:span></text:p>
      <text:p text:style-name="P5"><text:span text:style-name="Source_20_Text"><text:span text:style-name="T11">public</text:span></text:span><text:span text:style-name="Source_20_Text"><text:span text:style-name="T9"> </text:span></text:span><text:span text:style-name="Source_20_Text"><text:span text:style-name="T11">stat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addDogs</text:span></text:span><text:span text:style-name="Source_20_Text"><text:span text:style-name="T9">(List&lt;? </text:span></text:span><text:span text:style-name="Source_20_Text"><text:span text:style-name="T11">super</text:span></text:span><text:span text:style-name="Source_20_Text"><text:span text:style-name="T9"> Animal&gt; list) {</text:span></text:span></text:p>
      <text:p text:style-name="P5"><text:span text:style-name="Source_20_Text"><text:span text:style-name="T10"><text:s text:c="3"/></text:span></text:span><text:span text:style-name="Source_20_Text"><text:span text:style-name="T9">list.add(</text:span></text:span><text:span text:style-name="Source_20_Text"><text:span text:style-name="T11">new</text:span></text:span><text:span text:style-name="Source_20_Text"><text:span text:style-name="T9"> Dog(</text:span></text:span><text:span text:style-name="Source_20_Text"><text:span text:style-name="T12">"tom"</text:span></text:span><text:span text:style-name="Source_20_Text"><text:span text:style-name="T9">))</text:span></text:span></text:p>
      <text:p text:style-name="P6"><text:span text:style-name="Source_20_Text"><text:span text:style-name="T9">}</text:span></text:span></text:p>
      <text:p text:style-name="P9"><text:span text:style-name="T7">By using </text:span><text:span text:style-name="Emphasis"><text:span text:style-name="T7">super, </text:span></text:span><text:span text:style-name="T7">we could call addDogs on a list of objects:</text:span></text:p>
      <text:section text:style-name="Sect1" text:name="baeldung_incontent_4">
        <text:p text:style-name="P10"/>
        <text:section text:style-name="Sect1" text:name="google_ads_iframe_/15184186,7114245/baeldung_incontent_4_0__container__">
          <text:p text:style-name="P10"/>
        </text:section>
      </text:section>
      <text:p text:style-name="P5"><text:span text:style-name="Source_20_Text"><text:span text:style-name="T9">ArrayList&lt;Object&gt; objects = </text:span></text:span><text:span text:style-name="Source_20_Text"><text:span text:style-name="T11">new</text:span></text:span><text:span text:style-name="Source_20_Text"><text:span text:style-name="T9"> ArrayList&lt;&gt;();</text:span></text:span></text:p>
      <text:p text:style-name="P6"><text:span text:style-name="Source_20_Text"><text:span text:style-name="T9">addDogs(objects);</text:span></text:span></text:p>
      <text:p text:style-name="P8">This makes sense, as an object is a superclass of animal. If we did not use the lower bounded wildcard, the code would not compile, as a list of objects is not a list of animals.</text:p>
      <text:p text:style-name="P8">If we think about it, we wouldn’t be able to add a dog to a list of any subclass of animal, such as cats, or even dogs. Only a superclass of animal. For example, this would not compile:</text:p>
      <text:p text:style-name="P5"><text:span text:style-name="Source_20_Text"><text:span text:style-name="T9">ArrayList&lt;Cat&gt; objects = </text:span></text:span><text:span text:style-name="Source_20_Text"><text:span text:style-name="T11">new</text:span></text:span><text:span text:style-name="Source_20_Text"><text:span text:style-name="T9"> ArrayList&lt;&gt;();</text:span></text:span></text:p>
      <text:p text:style-name="P6"><text:span text:style-name="Source_20_Text"><text:span text:style-name="T9">addDogs(objects);</text:span></text:span></text:p>
      <text:h text:style-name="P4" text:outline-level="3"><text:soft-page-break/><text:span text:style-name="Strong_20_Emphasis"><text:span text:style-name="T5">Q13. When Would You Choose to Use a Lower Bounded Type vs. an Upper Bounded Type?</text:span></text:span></text:h>
      <text:section text:style-name="Sect1" text:name="q13-when-would-you-choose-to-use-a-lower-bounded-type-vs-an-upper-bounded-type">
        <text:p text:style-name="Text_20_body"/>
      </text:section>
      <text:p text:style-name="P9"><text:span text:style-name="T7">When dealing with collections, a common rule for selecting between upper or lower bounded wildcards is PECS. PECS stands for </text:span><text:span text:style-name="Strong_20_Emphasis"><text:span text:style-name="T8">producer extends, consumer super.</text:span></text:span></text:p>
      <text:p text:style-name="P8">This can be easily demonstrated through the use of some standard Java interfaces and classes.</text:p>
      <text:p text:style-name="P9"><text:span text:style-name="Emphasis"><text:span text:style-name="T7">Producer extends</text:span></text:span><text:span text:style-name="T7"> just means that if you are creating a producer of a generic type, then use the </text:span><text:span text:style-name="Emphasis"><text:span text:style-name="T7">extends</text:span></text:span><text:span text:style-name="T7"> keyword. Let's try applying this principle to a collection, to see why it makes sense:</text:span></text:p>
      <text:p text:style-name="P5"><text:span text:style-name="Source_20_Text"><text:span text:style-name="T11">public</text:span></text:span><text:span text:style-name="Source_20_Text"><text:span text:style-name="T9"> </text:span></text:span><text:span text:style-name="Source_20_Text"><text:span text:style-name="T11">stat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makeLotsOfNoise</text:span></text:span><text:span text:style-name="Source_20_Text"><text:span text:style-name="T9">(List&lt;? extends Animal&gt; animals) {</text:span></text:span></text:p>
      <text:p text:style-name="P5"><text:span text:style-name="Source_20_Text"><text:span text:style-name="T10"><text:s text:c="4"/></text:span></text:span><text:span text:style-name="Source_20_Text"><text:span text:style-name="T9">animals.forEach(Animal::makeNoise); <text:s text:c="2"/></text:span></text:span></text:p>
      <text:p text:style-name="P6"><text:span text:style-name="Source_20_Text"><text:span text:style-name="T9">}</text:span></text:span></text:p>
      <text:p text:style-name="P9"><text:span text:style-name="T7">Here, we want to call </text:span><text:span text:style-name="Emphasis"><text:span text:style-name="T7">makeNoise() </text:span></text:span><text:span text:style-name="T7">on each animal in our collection. This means our collection is a producer</text:span><text:span text:style-name="Emphasis"><text:span text:style-name="T7">, </text:span></text:span><text:span text:style-name="T7">as all we are doing with it is getting it to return animals for us to perform our operation on. If we got rid of </text:span><text:span text:style-name="Emphasis"><text:span text:style-name="T7">extends</text:span></text:span><text:span text:style-name="T7">, we wouldn't be able to pass in lists of cats</text:span><text:span text:style-name="Emphasis"><text:span text:style-name="T7">, </text:span></text:span><text:span text:style-name="T7">dogs or any other subclasses of animals. By applying the producer extends principle, we have the most flexibility possible.</text:span></text:p>
      <text:p text:style-name="P9"><text:span text:style-name="Emphasis"><text:span text:style-name="T7">Consumer super </text:span></text:span><text:span text:style-name="T7">means the opposite to </text:span><text:span text:style-name="Emphasis"><text:span text:style-name="T7">producer extends. </text:span></text:span><text:span text:style-name="T7">All it means is that if we are dealing with something which consumes elements, then we should use the </text:span><text:span text:style-name="Emphasis"><text:span text:style-name="T7">super </text:span></text:span><text:span text:style-name="T7">keyword. We can demonstrate this by repeating our previous example:</text:span></text:p>
      <text:p text:style-name="P5"><text:span text:style-name="Source_20_Text"><text:span text:style-name="T11">public</text:span></text:span><text:span text:style-name="Source_20_Text"><text:span text:style-name="T9"> </text:span></text:span><text:span text:style-name="Source_20_Text"><text:span text:style-name="T11">static</text:span></text:span><text:span text:style-name="Source_20_Text"><text:span text:style-name="T9"> </text:span></text:span><text:span text:style-name="Source_20_Text"><text:span text:style-name="T11">void</text:span></text:span><text:span text:style-name="Source_20_Text"><text:span text:style-name="T9"> </text:span></text:span><text:span text:style-name="Source_20_Text"><text:span text:style-name="T4">addCats</text:span></text:span><text:span text:style-name="Source_20_Text"><text:span text:style-name="T9">(List&lt;? </text:span></text:span><text:span text:style-name="Source_20_Text"><text:span text:style-name="T11">super</text:span></text:span><text:span text:style-name="Source_20_Text"><text:span text:style-name="T9"> Animal&gt; animals) {</text:span></text:span></text:p>
      <text:p text:style-name="P5"><text:span text:style-name="Source_20_Text"><text:span text:style-name="T10"><text:s text:c="4"/></text:span></text:span><text:span text:style-name="Source_20_Text"><text:span text:style-name="T9">animals.add(</text:span></text:span><text:span text:style-name="Source_20_Text"><text:span text:style-name="T11">new</text:span></text:span><text:span text:style-name="Source_20_Text"><text:span text:style-name="T9"> Cat()); <text:s text:c="2"/></text:span></text:span></text:p>
      <text:p text:style-name="P6"><text:span text:style-name="Source_20_Text"><text:span text:style-name="T9">}</text:span></text:span></text:p>
      <text:p text:style-name="P9"><text:span text:style-name="T7">We are only adding to our list of animals, so our list of animals is a consumer. This is why we use the </text:span><text:span text:style-name="Emphasis"><text:span text:style-name="T7">super</text:span></text:span><text:span text:style-name="T7"> keyword. It means that we could pass in a list of any superclass of animal, but not a subclass. For example, if we tried passing in a list of dogs or cats then the code would not compile.</text:span></text:p>
      <text:section text:style-name="Sect1" text:name="baeldung_incontent_5">
        <text:p text:style-name="P10"/>
      </text:section>
      <text:p text:style-name="P8">The final thing to consider is what to do if a collection is both a consumer and a producer. An example of this might be a collection where elements are both added and removed. In this case, an unbounded wildcard should be used.</text:p>
      <text:h text:style-name="P4" text:outline-level="3"><text:soft-page-break/><text:span text:style-name="Strong_20_Emphasis"><text:span text:style-name="T5">Q14. Are There Any Situations Where Generic Type Information Is Available at Runtime?</text:span></text:span></text:h>
      <text:section text:style-name="Sect1" text:name="q14-are-there-any-situations-where-generic-type-information-is-available-at-runtime">
        <text:p text:style-name="Text_20_body"/>
      </text:section>
      <text:p text:style-name="P8">There is one situation where a generic type is available at runtime. This is when a generic type is part of the class signature like so:</text:p>
      <text:p text:style-name="P6"><text:span text:style-name="Source_20_Text"><text:span text:style-name="T11">public</text:span></text:span><text:span text:style-name="Source_20_Text"><text:span text:style-name="T9"> </text:span></text:span><text:span text:style-name="Source_20_Text"><text:span text:style-name="T11">class</text:span></text:span><text:span text:style-name="Source_20_Text"><text:span text:style-name="T9"> </text:span></text:span><text:span text:style-name="Source_20_Text"><text:span text:style-name="T4">CatCage</text:span></text:span><text:span text:style-name="Source_20_Text"><text:span text:style-name="T9"> </text:span></text:span><text:span text:style-name="Source_20_Text"><text:span text:style-name="T11">implements</text:span></text:span><text:span text:style-name="Source_20_Text"><text:span text:style-name="T9"> </text:span></text:span><text:span text:style-name="Source_20_Text"><text:span text:style-name="T4">Cage</text:span></text:span><text:span text:style-name="Source_20_Text"><text:span text:style-name="T9">&lt;</text:span></text:span><text:span text:style-name="Source_20_Text"><text:span text:style-name="T4">Cat</text:span></text:span><text:span text:style-name="Source_20_Text"><text:span text:style-name="T9">&gt;</text:span></text:span></text:p>
      <text:p text:style-name="P8">By using reflection, we get this type parameter:</text:p>
      <text:p text:style-name="P5"><text:span text:style-name="Source_20_Text"><text:span text:style-name="T9">(Class&lt;T&gt;) ((ParameterizedType) getClass()</text:span></text:span></text:p>
      <text:p text:style-name="P6"><text:span text:style-name="Source_20_Text"><text:span text:style-name="T10"><text:s text:c="2"/></text:span></text:span><text:span text:style-name="Source_20_Text"><text:span text:style-name="T9">.getGenericSuperclass()).getActualTypeArguments()[</text:span></text:span><text:span text:style-name="Source_20_Text"><text:span text:style-name="T12">0</text:span></text:span><text:span text:style-name="Source_20_Text"><text:span text:style-name="T9">];</text:span></text:span></text:p>
      <text:p text:style-name="P8">This code is somewhat brittle. For example, it's dependant on the type parameter being defined on the immediate superclass. But, it demonstrates the JVM does have this type infor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7:03:36.684000000</dc:date>
    <meta:editing-duration>PT4H27S</meta:editing-duration>
    <meta:editing-cycles>3</meta:editing-cycles>
    <meta:generator>LibreOffice/7.2.0.4$Windows_X86_64 LibreOffice_project/9a9c6381e3f7a62afc1329bd359cc48accb6435b</meta:generator>
    <meta:document-statistic meta:table-count="0" meta:image-count="0" meta:object-count="0" meta:page-count="10" meta:paragraph-count="148" meta:word-count="2226" meta:character-count="13079" meta:non-whitespace-character-count="10937"/>
  </office:meta>
</office:document-meta>
</file>